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2132in" fo:margin-left="2.4799in" fo:margin-right="0in" table:align="margins"/>
    </style:style>
    <style:style style:name="Table1.A" style:family="table-column">
      <style:table-column-properties style:column-width="2.3104in" style:rel-column-width="35937*"/>
    </style:style>
    <style:style style:name="Table1.B" style:family="table-column">
      <style:table-column-properties style:column-width="1.9028in" style:rel-column-width="29598*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5d453" officeooo:paragraph-rsid="0007ac1c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8e2c0" officeooo:paragraph-rsid="0008e2c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75764" officeooo:paragraph-rsid="00101fb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98997" officeooo:paragraph-rsid="0009899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98997" officeooo:paragraph-rsid="0017f0c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a4b8c" officeooo:paragraph-rsid="000a4b8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c37da" officeooo:paragraph-rsid="000c37d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ace49" officeooo:paragraph-rsid="001ace4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c2d52" officeooo:paragraph-rsid="001c2d5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a4b8c" officeooo:paragraph-rsid="000a4b8c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officeooo:paragraph-rsid="0007ac1c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font-weight="normal" officeooo:rsid="00028c8b" officeooo:paragraph-rsid="0007ac1c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fo:font-weight="normal" officeooo:rsid="0005d453" officeooo:paragraph-rsid="00098997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0d9302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160274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paragraph-rsid="0007ac1c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8pt" fo:font-weight="bold" officeooo:rsid="00028c8b" officeooo:paragraph-rsid="0007ac1c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8pt" fo:font-weight="bold" officeooo:rsid="00045bb6" officeooo:paragraph-rsid="0007ac1c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8pt" fo:font-weight="bold" officeooo:rsid="0005d453" officeooo:paragraph-rsid="0007ac1c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8pt" fo:font-weight="bold" officeooo:rsid="001ace49" officeooo:paragraph-rsid="001ace49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8pt" fo:font-weight="bold" officeooo:rsid="0005d453" officeooo:paragraph-rsid="00098997" style:font-size-asian="15.75pt" style:font-weight-asian="bold" style:font-size-complex="18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8pt" fo:font-weight="bold" officeooo:rsid="0008e2c0" officeooo:paragraph-rsid="0008e2c0" style:font-size-asian="15.75pt" style:font-weight-asian="bold" style:font-size-complex="18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098997" style:font-size-asian="15.75pt" style:font-weight-asian="bold" style:font-size-complex="18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0d9302" style:font-size-asian="15.75pt" style:font-weight-asian="bold" style:font-size-complex="18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101fb0" style:font-size-asian="15.75pt" style:font-weight-asian="bold" style:font-size-complex="18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8pt" fo:font-weight="bold" officeooo:rsid="001c2d52" officeooo:paragraph-rsid="001c2d52" style:font-size-asian="15.75pt" style:font-weight-asian="bold" style:font-size-complex="1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font-size="18pt" officeooo:rsid="00028c8b" officeooo:paragraph-rsid="0007ac1c" style:font-size-asian="18pt" style:font-size-complex="18pt"/>
    </style:style>
    <style:style style:name="P28" style:family="paragraph" style:parent-style-name="Table_20_Contents">
      <style:paragraph-properties fo:text-align="start" style:justify-single-word="false"/>
      <style:text-properties fo:font-size="18pt" officeooo:rsid="00028c8b" officeooo:paragraph-rsid="0007ac1c" style:font-size-asian="18pt" style:font-size-complex="18pt"/>
    </style:style>
    <style:style style:name="P29" style:family="paragraph" style:parent-style-name="Table_20_Contents">
      <style:paragraph-properties fo:text-align="end" style:justify-single-word="false"/>
      <style:text-properties fo:font-size="18pt" officeooo:paragraph-rsid="0007ac1c" style:font-size-asian="18pt" style:font-size-complex="18pt"/>
    </style:style>
    <style:style style:name="P30" style:family="paragraph" style:parent-style-name="Table_20_Contents">
      <style:paragraph-properties fo:text-align="start" style:justify-single-word="false"/>
      <style:text-properties fo:font-size="18pt" officeooo:paragraph-rsid="0007ac1c" style:font-size-asian="18pt" style:font-size-complex="18pt"/>
    </style:style>
    <style:style style:name="P31" style:family="paragraph" style:parent-style-name="Standard">
      <style:paragraph-properties fo:text-align="center" style:justify-single-word="false"/>
      <style:text-properties fo:font-size="18pt" fo:font-weight="bold" officeooo:rsid="0022f789" officeooo:paragraph-rsid="0022f789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8pt" fo:font-weight="bold" officeooo:rsid="00045bb6" officeooo:paragraph-rsid="0007ac1c" style:font-size-asian="18pt" style:font-weight-asian="bold" style:font-size-complex="18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8pt" fo:font-weight="bold" officeooo:rsid="0005d453" officeooo:paragraph-rsid="0007ac1c" style:font-size-asian="18pt" style:font-weight-asian="bold" style:font-size-complex="18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8pt" fo:font-weight="bold" officeooo:rsid="0008e2c0" officeooo:paragraph-rsid="0008e2c0" style:font-size-asian="15.75pt" style:font-weight-asian="bold" style:font-size-complex="18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8pt" fo:font-weight="bold" officeooo:rsid="0022f789" officeooo:paragraph-rsid="0022f789" style:font-size-asian="15.75pt" style:font-weight-asian="bold" style:font-size-complex="18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5d453" officeooo:paragraph-rsid="0007ac1c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8e2c0" officeooo:paragraph-rsid="0008e2c0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8e2c0" officeooo:paragraph-rsid="0008e2c0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1ace49" officeooo:paragraph-rsid="001ace49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f789" officeooo:paragraph-rsid="0022f789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239a0a" officeooo:paragraph-rsid="00239a0a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23a85d" officeooo:paragraph-rsid="0023a85d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a4b8c" officeooo:paragraph-rsid="000a4b8c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c37da" officeooo:paragraph-rsid="000c37d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dcd" officeooo:paragraph-rsid="0024bdcd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12pt" fo:font-weight="bold" officeooo:rsid="0008e2c0" officeooo:paragraph-rsid="0008e2c0" style:font-size-asian="12pt" style:font-weight-asian="bold" style:font-size-complex="12pt" style:font-weight-complex="bold"/>
    </style:style>
    <style:style style:name="T1" style:family="text">
      <style:text-properties officeooo:rsid="00098997"/>
    </style:style>
    <style:style style:name="T2" style:family="text">
      <style:text-properties officeooo:rsid="00116445"/>
    </style:style>
    <style:style style:name="T3" style:family="text">
      <style:text-properties officeooo:rsid="001c2d5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e0c89"/>
    </style:style>
    <style:style style:name="T6" style:family="text">
      <style:text-properties officeooo:rsid="001e74a4"/>
    </style:style>
    <style:style style:name="T7" style:family="text">
      <style:text-properties officeooo:rsid="0022f789"/>
    </style:style>
    <style:style style:name="T8" style:family="text">
      <style:text-properties officeooo:rsid="00239a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осковский Авиационный Институт</text:p>
      <text:p text:style-name="P11">(Национальный Исследовательский Университет)</text:p>
      <text:p text:style-name="P11"/>
      <text:p text:style-name="P11">Факультет информационных технологий и прикладной математики</text:p>
      <text:p text:style-name="P11">Кафедра вычислительной математики и программирования</text:p>
      <text:p text:style-name="P11"/>
      <text:p text:style-name="P11"/>
      <text:p text:style-name="P11"/>
      <text:p text:style-name="P11"/>
      <text:p text:style-name="P16">Лабораторная работа</text:p>
      <text:p text:style-name="P16">по курсу «Объектно-ориентированное программирование»</text:p>
      <text:p text:style-name="P16">III Семестр</text:p>
      <text:p text:style-name="P16"/>
      <text:p text:style-name="P17">Задание <text:span text:style-name="T7">7</text:span></text:p>
      <text:p text:style-name="P17">Вариант <text:span text:style-name="T2">2</text:span>4</text:p>
      <text:p text:style-name="P31">Проектирование структуры классов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Студент:</text:p>
          </table:table-cell>
          <table:table-cell table:style-name="Table1.B1" office:value-type="string">
            <text:p text:style-name="P28">Синявский А.В</text:p>
          </table:table-cell>
        </table:table-row>
        <table:table-row>
          <table:table-cell table:style-name="Table1.A5" office:value-type="string">
            <text:p text:style-name="P27">Группа:</text:p>
          </table:table-cell>
          <table:table-cell table:style-name="Table1.B5" office:value-type="string">
            <text:p text:style-name="P28">М80-208Б-18</text:p>
          </table:table-cell>
        </table:table-row>
        <table:table-row>
          <table:table-cell table:style-name="Table1.A5" office:value-type="string">
            <text:p text:style-name="P27">Преподаватель:</text:p>
          </table:table-cell>
          <table:table-cell table:style-name="Table1.B5" office:value-type="string">
            <text:p text:style-name="P28">Журавлёв А.А</text:p>
          </table:table-cell>
        </table:table-row>
        <table:table-row>
          <table:table-cell table:style-name="Table1.A5" office:value-type="string">
            <text:p text:style-name="P29"/>
          </table:table-cell>
          <table:table-cell table:style-name="Table1.B5" office:value-type="string">
            <text:p text:style-name="P30"/>
          </table:table-cell>
        </table:table-row>
        <table:table-row>
          <table:table-cell table:style-name="Table1.A5" office:value-type="string">
            <text:p text:style-name="P27">Оценка:</text:p>
          </table:table-cell>
          <table:table-cell table:style-name="Table1.B5" office:value-type="string">
            <text:p text:style-name="P30"/>
          </table:table-cell>
        </table:table-row>
        <table:table-row>
          <table:table-cell table:style-name="Table1.A6" office:value-type="string">
            <text:p text:style-name="P27">Дата:</text:p>
          </table:table-cell>
          <table:table-cell table:style-name="Table1.B6" office:value-type="string">
            <text:p text:style-name="P30"/>
          </table:table-cell>
        </table:table-row>
      </table:table>
      <text:p text:style-name="P17"/>
      <text:p text:style-name="P17"/>
      <text:p text:style-name="P17"/>
      <text:p text:style-name="P12">Москва 2019</text:p>
      <text:p text:style-name="P12"/>
      <text:p text:style-name="P18"><text:soft-page-break/>1. Код программы на языке C++</text:p>
      <text:p text:style-name="P18"/>
      <text:p text:style-name="P19">1.1 <text:span text:style-name="T7">dot.h</text:span></text:p>
      <text:p text:style-name="P19"/>
      <text:p text:style-name="P1">#ifndef OOP_LAB7_DOT_H</text:p>
      <text:p text:style-name="P1">#define OOP_LAB7_DOT_H</text:p>
      <text:p text:style-name="P1"/>
      <text:p text:style-name="P1">#include &lt;iostream&gt;</text:p>
      <text:p text:style-name="P1"/>
      <text:p text:style-name="P1">namespace figures {</text:p>
      <text:p text:style-name="P1"/>
      <text:p text:style-name="P1"><text:s text:c="4"/>class Dot {</text:p>
      <text:p text:style-name="P1"><text:s text:c="4"/>public:</text:p>
      <text:p text:style-name="P1"><text:s text:c="8"/>double x;</text:p>
      <text:p text:style-name="P1"><text:s text:c="8"/>double y;</text:p>
      <text:p text:style-name="P1"><text:s text:c="8"/>Dot();</text:p>
      <text:p text:style-name="P1"><text:s text:c="8"/>Dot(double X, double Y);</text:p>
      <text:p text:style-name="P1"><text:s text:c="8"/>Dot&amp; operator=(const Dot &amp;A);</text:p>
      <text:p text:style-name="P1"><text:s text:c="8"/>Dot operator+(const Dot &amp;A);</text:p>
      <text:p text:style-name="P1"><text:s text:c="8"/>Dot operator-(const Dot &amp;A);</text:p>
      <text:p text:style-name="P1"><text:s text:c="8"/>Dot operator/(const double &amp;A);</text:p>
      <text:p text:style-name="P1"><text:s text:c="8"/>friend std::ostream &amp;operator&lt;&lt;(std::ostream &amp;os, const Dot&amp; A);</text:p>
      <text:p text:style-name="P1"><text:s text:c="8"/>friend std::istream &amp;operator&gt;&gt;(std::istream &amp;is, Dot&amp; A);</text:p>
      <text:p text:style-name="P1"><text:s text:c="8"/>double Length(const Dot &amp;A);</text:p>
      <text:p text:style-name="P1"><text:s text:c="4"/>};</text:p>
      <text:p text:style-name="P1"/>
      <text:p text:style-name="P1"><text:s text:c="4"/>Dot operator""_dot(const char* str, size_t size);</text:p>
      <text:p text:style-name="P1"/>
      <text:p text:style-name="P1">}</text:p>
      <text:p text:style-name="P1"/>
      <text:p text:style-name="P1">#endif //OOP_LAB7_DOT_H</text:p>
      <text:p text:style-name="P1"/>
      <text:p text:style-name="P22">1.2 <text:span text:style-name="T7">triangle.h</text:span></text:p>
      <text:p text:style-name="P2"/>
      <text:p text:style-name="P2">#ifndef OOP_LAB7_TRIANGLE_H</text:p>
      <text:p text:style-name="P2">#define OOP_LAB7_TRIANGLE_H</text:p>
      <text:p text:style-name="P2"/>
      <text:p text:style-name="P2">#include "figure.h"</text:p>
      <text:p text:style-name="P2"/>
      <text:p text:style-name="P2">namespace figures {</text:p>
      <text:p text:style-name="P2"/>
      <text:p text:style-name="P2"><text:s text:c="4"/>class Triangle : public Figure {</text:p>
      <text:p text:style-name="P2"><text:s text:c="4"/>private:</text:p>
      <text:p text:style-name="P2"><text:s text:c="8"/>Dot *coordinates;</text:p>
      <text:p text:style-name="P2"><text:s text:c="8"/>uint32_t Id_;</text:p>
      <text:p text:style-name="P2"><text:s text:c="4"/>public:</text:p>
      <text:p text:style-name="P2"><text:s text:c="8"/>Triangle();</text:p>
      <text:p text:style-name="P2"><text:s text:c="8"/>explicit Triangle(uint32_t id, std::istream&amp; is);</text:p>
      <text:p text:style-name="P2"><text:s text:c="8"/>Dot Center() const override;</text:p>
      <text:p text:style-name="P2"><text:s text:c="8"/>void PrintOut(std::ostream&amp; os) const override;</text:p>
      <text:p text:style-name="P2"><text:soft-page-break/><text:s text:c="8"/>friend std::ostream&amp; operator&lt;&lt;(std::ostream&amp; os, const Triangle&amp; A);</text:p>
      <text:p text:style-name="P2"><text:s text:c="8"/>double Area() const override;</text:p>
      <text:p text:style-name="P2"><text:s text:c="8"/>void Save(std::ofstream&amp; os) const override;</text:p>
      <text:p text:style-name="P2"><text:s text:c="8"/>void Load (std::ifstream&amp; is) override;</text:p>
      <text:p text:style-name="P2"><text:s text:c="8"/>uint32_t Id() const override;</text:p>
      <text:p text:style-name="P2"><text:s text:c="8"/>~Triangle() override;</text:p>
      <text:p text:style-name="P2"><text:s text:c="4"/>};</text:p>
      <text:p text:style-name="P2"/>
      <text:p text:style-name="P2">} //namespace figures</text:p>
      <text:p text:style-name="P2"/>
      <text:p text:style-name="P2">class Triangle_factory : public Factory {</text:p>
      <text:p text:style-name="P2">public:</text:p>
      <text:p text:style-name="P2"><text:s text:c="4"/>std::shared_ptr&lt;figures::Figure&gt; Figure_create() const override;</text:p>
      <text:p text:style-name="P2"><text:s text:c="4"/>std::shared_ptr&lt;figures::Figure&gt; Figure_create(uint32_t id, std::istream&amp; is) const override;</text:p>
      <text:p text:style-name="P2">};</text:p>
      <text:p text:style-name="P2"/>
      <text:p text:style-name="P2">#endif //OOP_LAB7_TRIANGLE_H</text:p>
      <text:p text:style-name="P2"/>
      <text:p text:style-name="P20">1.3 <text:span text:style-name="T7">square</text:span>.h</text:p>
      <text:p text:style-name="P20"/>
      <text:p text:style-name="P8">#ifndef OOP_LAB7_SQUARE_H</text:p>
      <text:p text:style-name="P8">#define OOP_LAB7_SQUARE_H</text:p>
      <text:p text:style-name="P8"/>
      <text:p text:style-name="P8">#include "figure.h"</text:p>
      <text:p text:style-name="P8"/>
      <text:p text:style-name="P8">namespace figures {</text:p>
      <text:p text:style-name="P8"/>
      <text:p text:style-name="P8"><text:s text:c="4"/>class Square : public Figure {</text:p>
      <text:p text:style-name="P8"><text:s text:c="4"/>private:</text:p>
      <text:p text:style-name="P8"><text:s text:c="8"/>Dot *coordinates;</text:p>
      <text:p text:style-name="P8"><text:s text:c="8"/>uint32_t Id_;</text:p>
      <text:p text:style-name="P8"><text:s text:c="4"/>public:</text:p>
      <text:p text:style-name="P8"><text:s text:c="8"/>Square();</text:p>
      <text:p text:style-name="P8"><text:s text:c="8"/>explicit Square(uint32_t id, std::istream&amp; is);</text:p>
      <text:p text:style-name="P8"><text:s text:c="8"/>Dot Center() const override;</text:p>
      <text:p text:style-name="P8"><text:s text:c="8"/>double Area() const override ;</text:p>
      <text:p text:style-name="P8"><text:s text:c="8"/>void PrintOut(std::ostream&amp; os) const override;</text:p>
      <text:p text:style-name="P8"><text:s text:c="8"/>uint32_t Id() const override;</text:p>
      <text:p text:style-name="P8"><text:s text:c="8"/>void Save(std::ofstream&amp; os) const override;</text:p>
      <text:p text:style-name="P8"><text:s text:c="8"/>void Load(std::ifstream&amp; is) override;</text:p>
      <text:p text:style-name="P8"><text:s text:c="8"/>friend std::ostream&amp; operator&lt;&lt;(std::ostream&amp; os, const Square&amp; A);</text:p>
      <text:p text:style-name="P8"><text:s text:c="8"/>~Square() override;</text:p>
      <text:p text:style-name="P8"><text:s text:c="4"/>};</text:p>
      <text:p text:style-name="P8"/>
      <text:p text:style-name="P8">} //namespace figures</text:p>
      <text:p text:style-name="P8"/>
      <text:p text:style-name="P8">class Square_factory : public Factory {</text:p>
      <text:p text:style-name="P8">public:</text:p>
      <text:p text:style-name="P8"><text:s text:c="4"/>std::shared_ptr&lt;figures::Figure&gt; Figure_create() const override;</text:p>
      <text:p text:style-name="P8"><text:s text:c="4"/>std::shared_ptr&lt;figures::Figure&gt; Figure_create(uint32_t id, std::istream&amp; is) const override;</text:p>
      <text:p text:style-name="P8">};</text:p>
      <text:p text:style-name="P8"><text:soft-page-break/></text:p>
      <text:p text:style-name="P8">#endif //OOP_LAB7_SQUARE_H</text:p>
      <text:p text:style-name="P8"/>
      <text:p text:style-name="P8"/>
      <text:p text:style-name="P26">1.4 <text:span text:style-name="T7">octagon</text:span>.h</text:p>
      <text:p text:style-name="P2"/>
      <text:p text:style-name="P2"/>
      <text:p text:style-name="P2">#ifndef OOP_LAB7_OCTAGON_H</text:p>
      <text:p text:style-name="P2">#define OOP_LAB7_OCTAGON_H</text:p>
      <text:p text:style-name="P2"/>
      <text:p text:style-name="P2">#include "figure.h"</text:p>
      <text:p text:style-name="P2"/>
      <text:p text:style-name="P2">namespace figures {</text:p>
      <text:p text:style-name="P2"/>
      <text:p text:style-name="P2"><text:s text:c="4"/>class Octagon : public Figure {</text:p>
      <text:p text:style-name="P2"><text:s text:c="4"/>private:</text:p>
      <text:p text:style-name="P2"><text:s text:c="8"/>Dot* coordinates;</text:p>
      <text:p text:style-name="P2"><text:s text:c="8"/>uint32_t Id_;</text:p>
      <text:p text:style-name="P2"><text:s text:c="4"/>public:</text:p>
      <text:p text:style-name="P2"><text:s text:c="8"/>Octagon();</text:p>
      <text:p text:style-name="P2"><text:s text:c="8"/>explicit Octagon(uint32_t id, std::istream&amp; is);</text:p>
      <text:p text:style-name="P2"><text:s text:c="8"/>Dot Center() const override;</text:p>
      <text:p text:style-name="P2"><text:s text:c="8"/>void PrintOut(std::ostream&amp; os) const override;</text:p>
      <text:p text:style-name="P2"><text:s text:c="8"/>friend std::ostream&amp; operator&lt;&lt;(std::ostream&amp; os, const Octagon&amp; A);</text:p>
      <text:p text:style-name="P2"><text:s text:c="8"/>uint32_t Id() const override;</text:p>
      <text:p text:style-name="P2"><text:s text:c="8"/>double Area() const override;</text:p>
      <text:p text:style-name="P2"><text:s text:c="8"/>void Save(std::ofstream&amp; os) const override;</text:p>
      <text:p text:style-name="P2"><text:s text:c="8"/>void Load(std::ifstream&amp; is) override;</text:p>
      <text:p text:style-name="P2"><text:s text:c="8"/>~Octagon() override;</text:p>
      <text:p text:style-name="P2"><text:s text:c="4"/>};</text:p>
      <text:p text:style-name="P2"/>
      <text:p text:style-name="P2">} //namespace figures</text:p>
      <text:p text:style-name="P2"/>
      <text:p text:style-name="P2">class Octagon_factory : public Factory {</text:p>
      <text:p text:style-name="P2">public:</text:p>
      <text:p text:style-name="P2"><text:s text:c="4"/>std::shared_ptr&lt;figures::Figure&gt; Figure_create() const override;</text:p>
      <text:p text:style-name="P2"><text:s text:c="4"/>std::shared_ptr&lt;figures::Figure&gt; Figure_create(uint32_t id, std::istream&amp; is) const override;</text:p>
      <text:p text:style-name="P2">};</text:p>
      <text:p text:style-name="P2"/>
      <text:p text:style-name="P2">#endif //OOP_LAB7_OCTAGON_H</text:p>
      <text:p text:style-name="P2"/>
      <text:p text:style-name="P2"/>
      <text:p text:style-name="P22">1.<text:span text:style-name="T3">5</text:span> <text:span text:style-name="T7">figure.h</text:span></text:p>
      <text:p text:style-name="P22"/>
      <text:p text:style-name="P37">#ifndef OOP_LAB7_FIGURE_H</text:p>
      <text:p text:style-name="P37">#define OOP_LAB7_FIGURE_H</text:p>
      <text:p text:style-name="P37"/>
      <text:p text:style-name="P37">#include &lt;memory&gt;</text:p>
      <text:p text:style-name="P37">#include &lt;fstream&gt;</text:p>
      <text:p text:style-name="P37">#include "dot.h"</text:p>
      <text:p text:style-name="P37"/>
      <text:p text:style-name="P37"><text:soft-page-break/>enum figure_t {</text:p>
      <text:p text:style-name="P37"><text:s text:c="4"/>TRIANGLE,</text:p>
      <text:p text:style-name="P37"><text:s text:c="4"/>SQUARE,</text:p>
      <text:p text:style-name="P37"><text:s text:c="4"/>OCTAGON</text:p>
      <text:p text:style-name="P37">};</text:p>
      <text:p text:style-name="P37"/>
      <text:p text:style-name="P37">namespace figures {</text:p>
      <text:p text:style-name="P37"/>
      <text:p text:style-name="P37"><text:s text:c="4"/>class Figure {</text:p>
      <text:p text:style-name="P37"><text:s text:c="4"/>public:</text:p>
      <text:p text:style-name="P37"><text:s text:c="8"/>virtual Dot Center() const = 0;</text:p>
      <text:p text:style-name="P37"><text:s text:c="8"/>virtual void PrintOut(std::ostream&amp; os) const = 0;</text:p>
      <text:p text:style-name="P37"><text:s text:c="8"/>virtual double Area() const = 0;</text:p>
      <text:p text:style-name="P37"><text:s text:c="8"/>virtual void Save(std::ofstream&amp; os) const = 0;</text:p>
      <text:p text:style-name="P37"><text:s text:c="8"/>virtual void Load(std::ifstream&amp; is) = 0;</text:p>
      <text:p text:style-name="P37"><text:s text:c="8"/>virtual uint32_t Id() const = 0;</text:p>
      <text:p text:style-name="P37"><text:s text:c="8"/>virtual ~Figure() = default;</text:p>
      <text:p text:style-name="P37"><text:s text:c="4"/>};</text:p>
      <text:p text:style-name="P37"/>
      <text:p text:style-name="P37">} //namespace figures</text:p>
      <text:p text:style-name="P37"/>
      <text:p text:style-name="P37">class Factory {</text:p>
      <text:p text:style-name="P37">public:</text:p>
      <text:p text:style-name="P37"><text:s text:c="4"/>virtual std::shared_ptr&lt;figures::Figure&gt; Figure_create() const = 0;</text:p>
      <text:p text:style-name="P37"><text:s text:c="4"/>virtual std::shared_ptr&lt;figures::Figure&gt; Figure_create(uint32_t id, std::istream&amp; is) const = 0;</text:p>
      <text:p text:style-name="P37">};</text:p>
      <text:p text:style-name="P37"/>
      <text:p text:style-name="P37">#endif //OOP_LAB7_FIGURE_H</text:p>
      <text:p text:style-name="P46"/>
      <text:p text:style-name="P46"/>
      <text:p text:style-name="P35">1.6 document.h</text:p>
      <text:p text:style-name="P35"/>
      <text:p text:style-name="P40">#ifndef OOP_LAB7_DOCUMENT_H</text:p>
      <text:p text:style-name="P40">#define OOP_LAB7_DOCUMENT_H</text:p>
      <text:p text:style-name="P40"/>
      <text:p text:style-name="P40">#include &lt;fstream&gt;</text:p>
      <text:p text:style-name="P40">#include &lt;memory&gt;</text:p>
      <text:p text:style-name="P40">#include &lt;list&gt;</text:p>
      <text:p text:style-name="P40">#include "../figures/figure.h"</text:p>
      <text:p text:style-name="P40">#include "../figures/octagon.h"</text:p>
      <text:p text:style-name="P40">#include "../figures/square.h"</text:p>
      <text:p text:style-name="P40">#include "../figures/triangle.h"</text:p>
      <text:p text:style-name="P40"/>
      <text:p text:style-name="P40">const uint32_t FORMAT_CODE = 06032001;</text:p>
      <text:p text:style-name="P40"/>
      <text:p text:style-name="P40">namespace doc_class {</text:p>
      <text:p text:style-name="P40"/>
      <text:p text:style-name="P40"><text:s text:c="4"/>class Document {</text:p>
      <text:p text:style-name="P40"><text:s text:c="4"/>public:</text:p>
      <text:p text:style-name="P40"><text:s text:c="8"/>Document();</text:p>
      <text:p text:style-name="P40"/>
      <text:p text:style-name="P40"><text:soft-page-break/><text:s text:c="8"/>explicit Document(std::string name);</text:p>
      <text:p text:style-name="P40"/>
      <text:p text:style-name="P40"><text:s text:c="8"/>~Document() = default;</text:p>
      <text:p text:style-name="P40"/>
      <text:p text:style-name="P40"><text:s text:c="8"/>void Rename(const std::string &amp;new_name);</text:p>
      <text:p text:style-name="P40"/>
      <text:p text:style-name="P40"><text:s text:c="8"/>void Save(const std::string &amp;filename) const;</text:p>
      <text:p text:style-name="P40"/>
      <text:p text:style-name="P40"><text:s text:c="8"/>void Load(const std::string &amp;filename);</text:p>
      <text:p text:style-name="P40"/>
      <text:p text:style-name="P40"><text:s text:c="8"/>void Print() const;</text:p>
      <text:p text:style-name="P40"/>
      <text:p text:style-name="P40"><text:s text:c="8"/>void Remove_figure(uint32_t id);</text:p>
      <text:p text:style-name="P40"/>
      <text:p text:style-name="P40"><text:s text:c="8"/>void Remove_last_figure();</text:p>
      <text:p text:style-name="P40"/>
      <text:p text:style-name="P40"><text:s text:c="8"/>void Add_figure(figure_t type, std::istream &amp;is);</text:p>
      <text:p text:style-name="P40"/>
      <text:p text:style-name="P40"><text:s text:c="8"/>uint32_t Get_position(uint32_t id);</text:p>
      <text:p text:style-name="P40"/>
      <text:p text:style-name="P40"><text:s text:c="8"/>std::shared_ptr&lt;figures::Figure&gt; Get_figure(uint32_t id);</text:p>
      <text:p text:style-name="P40"/>
      <text:p text:style-name="P40"><text:s text:c="8"/>void Insert_figure(uint32_t pos, std::shared_ptr&lt;figures::Figure&gt;&amp; figure);</text:p>
      <text:p text:style-name="P40"/>
      <text:p text:style-name="P40"><text:s text:c="4"/>private:</text:p>
      <text:p text:style-name="P40"><text:s text:c="8"/>uint32_t Id_;</text:p>
      <text:p text:style-name="P40"><text:s text:c="8"/>std::string Name_;</text:p>
      <text:p text:style-name="P40"><text:s text:c="8"/>std::list&lt;std::shared_ptr&lt;figures::Figure&gt;&gt; Buf_;</text:p>
      <text:p text:style-name="P40"><text:s text:c="8"/>Triangle_factory trg_fact;</text:p>
      <text:p text:style-name="P40"><text:s text:c="8"/>Square_factory sqr_fact;</text:p>
      <text:p text:style-name="P40"><text:s text:c="8"/>Octagon_factory oct_fact;</text:p>
      <text:p text:style-name="P40"/>
      <text:p text:style-name="P40"><text:s text:c="8"/>void Save_impl(const std::string&amp; filename) const;</text:p>
      <text:p text:style-name="P40"><text:s text:c="8"/>void Load_impl(const std::string&amp; filename);</text:p>
      <text:p text:style-name="P40"><text:s text:c="8"/>};</text:p>
      <text:p text:style-name="P40">}</text:p>
      <text:p text:style-name="P40"/>
      <text:p text:style-name="P40">#endif //OOP_LAB7_DOCUMENT_H</text:p>
      <text:p text:style-name="P35"/>
      <text:p text:style-name="P35">1.7 document.cpp</text:p>
      <text:p text:style-name="P35"/>
      <text:p text:style-name="P40">#include &lt;algorithm&gt;</text:p>
      <text:p text:style-name="P40">#include &lt;cstdint&gt;</text:p>
      <text:p text:style-name="P40">#include "document.h"</text:p>
      <text:p text:style-name="P40"/>
      <text:p text:style-name="P40">doc_class::Document::Document(): Id_(1), Name_(""), Buf_(0), trg_fact(), sqr_fact(), oct_fact() {}</text:p>
      <text:p text:style-name="P40"/>
      <text:p text:style-name="P40">doc_class::Document::Document(std::string name): Id_(1), Name_(std::move(name)), Buf_(0), trg_fact(), sqr_fact(), oct_fact() {}</text:p>
      <text:p text:style-name="P40"/>
      <text:p text:style-name="P40">void doc_class::Document::Rename(const std::string &amp;new_name) {</text:p>
      <text:p text:style-name="P40"><text:soft-page-break/><text:s text:c="4"/>Name_ = new_name;</text:p>
      <text:p text:style-name="P40">}</text:p>
      <text:p text:style-name="P40"/>
      <text:p text:style-name="P40">void doc_class::Document::Save(const std::string &amp;filename) const {</text:p>
      <text:p text:style-name="P40"><text:s text:c="4"/>Save_impl(filename);</text:p>
      <text:p text:style-name="P40">}</text:p>
      <text:p text:style-name="P40"/>
      <text:p text:style-name="P40">void doc_class::Document::Load(const std::string &amp;filename) {</text:p>
      <text:p text:style-name="P40"><text:s text:c="4"/>Load_impl(filename);</text:p>
      <text:p text:style-name="P40">}</text:p>
      <text:p text:style-name="P40"/>
      <text:p text:style-name="P40">void doc_class::Document::Print() const {</text:p>
      <text:p text:style-name="P40"><text:s text:c="4"/>std::for_each(Buf_.begin(), Buf_.end(), [&amp;](const std::shared_ptr&lt;figures::Figure&gt;&amp; shape) {</text:p>
      <text:p text:style-name="P40"><text:s text:c="8"/>shape-&gt;PrintOut(std::cout);</text:p>
      <text:p text:style-name="P40"><text:s text:c="8"/>//std::cout &lt;&lt; *shape &lt;&lt; '\n';</text:p>
      <text:p text:style-name="P40"><text:s text:c="4"/>});</text:p>
      <text:p text:style-name="P40">}</text:p>
      <text:p text:style-name="P40"/>
      <text:p text:style-name="P40">void doc_class::Document::Remove_figure(uint32_t id) {</text:p>
      <text:p text:style-name="P40"><text:s text:c="4"/>auto it = std::find_if(Buf_.begin(), Buf_.end(), [id](const std::shared_ptr&lt;figures::Figure&gt;&amp; shape) -&gt; bool {</text:p>
      <text:p text:style-name="P40"><text:s text:c="8"/>return id == shape-&gt;Id();</text:p>
      <text:p text:style-name="P40"><text:s text:c="4"/>});</text:p>
      <text:p text:style-name="P40"/>
      <text:p text:style-name="P40"><text:s text:c="4"/>if (it == Buf_.end())</text:p>
      <text:p text:style-name="P40"><text:s text:c="8"/>throw std::logic_error("Figure with this id doesn't exist");</text:p>
      <text:p text:style-name="P40"/>
      <text:p text:style-name="P40"><text:s text:c="4"/>Buf_.erase(it);</text:p>
      <text:p text:style-name="P40">}</text:p>
      <text:p text:style-name="P40"/>
      <text:p text:style-name="P40">void doc_class::Document::Remove_last_figure() {</text:p>
      <text:p text:style-name="P40"><text:s text:c="4"/>if (Buf_.empty()) {</text:p>
      <text:p text:style-name="P40"><text:s text:c="8"/>throw std::logic_error("Doc is empty");</text:p>
      <text:p text:style-name="P40"><text:s text:c="4"/>}</text:p>
      <text:p text:style-name="P40"><text:s text:c="4"/>Buf_.pop_back();</text:p>
      <text:p text:style-name="P40">}</text:p>
      <text:p text:style-name="P40"/>
      <text:p text:style-name="P40">void doc_class::Document::Add_figure(figure_t type, std::istream&amp; is) {</text:p>
      <text:p text:style-name="P40"><text:s text:c="4"/>switch (type) {</text:p>
      <text:p text:style-name="P40"><text:s text:c="8"/>case TRIANGLE:</text:p>
      <text:p text:style-name="P40"><text:s text:c="12"/>Buf_.push_back(trg_fact.Figure_create(Id_++, std::cin));</text:p>
      <text:p text:style-name="P40"><text:s text:c="12"/>break;</text:p>
      <text:p text:style-name="P40"><text:s text:c="8"/>case SQUARE:</text:p>
      <text:p text:style-name="P40"><text:s text:c="12"/>Buf_.push_back(sqr_fact.Figure_create(Id_++, std::cin));</text:p>
      <text:p text:style-name="P40"><text:s text:c="12"/>break;</text:p>
      <text:p text:style-name="P40"><text:s text:c="8"/>case OCTAGON:</text:p>
      <text:p text:style-name="P40"><text:s text:c="12"/>Buf_.push_back(oct_fact.Figure_create(Id_++, std::cin));</text:p>
      <text:p text:style-name="P40"><text:s text:c="12"/>break;</text:p>
      <text:p text:style-name="P40"><text:s text:c="4"/>}</text:p>
      <text:p text:style-name="P40">}</text:p>
      <text:p text:style-name="P40"/>
      <text:p text:style-name="P40">uint32_t doc_class::Document::Get_position(uint32_t id) {</text:p>
      <text:p text:style-name="P40"><text:soft-page-break/><text:s text:c="4"/>auto it = std::find_if(Buf_.begin(), Buf_.end(), [id](std::shared_ptr&lt;figures::Figure&gt; shape) -&gt; bool {</text:p>
      <text:p text:style-name="P40"><text:s text:c="8"/>return id == shape-&gt;Id();</text:p>
      <text:p text:style-name="P40"><text:s text:c="4"/>});</text:p>
      <text:p text:style-name="P40"><text:s text:c="4"/>return std::distance(Buf_.begin(), it);</text:p>
      <text:p text:style-name="P40">}</text:p>
      <text:p text:style-name="P40"/>
      <text:p text:style-name="P40">std::shared_ptr&lt;figures::Figure&gt; doc_class::Document::Get_figure(uint32_t id) <text:s/>{ //ПЕРЕДАЧА ПО ССЫЛКЕ</text:p>
      <text:p text:style-name="P40"><text:s text:c="4"/>auto it = std::find_if(Buf_.begin(), Buf_.end(), [id](std::shared_ptr&lt;figures::Figure&gt;&amp; shape) -&gt; bool {</text:p>
      <text:p text:style-name="P40"><text:s text:c="8"/>return id == shape-&gt;Id();</text:p>
      <text:p text:style-name="P40"><text:s text:c="4"/>});</text:p>
      <text:p text:style-name="P40"><text:s text:c="4"/>return *it;</text:p>
      <text:p text:style-name="P40">}</text:p>
      <text:p text:style-name="P40"/>
      <text:p text:style-name="P40">void doc_class::Document::Insert_figure(uint32_t pos, std::shared_ptr&lt;figures::Figure&gt;&amp; figure) {</text:p>
      <text:p text:style-name="P40"><text:s text:c="4"/>auto it = Buf_.begin();</text:p>
      <text:p text:style-name="P40"><text:s text:c="4"/>std::advance(it, pos);</text:p>
      <text:p text:style-name="P40"><text:s text:c="4"/>Buf_.insert(it, figure);</text:p>
      <text:p text:style-name="P40">}</text:p>
      <text:p text:style-name="P40"/>
      <text:p text:style-name="P40">void doc_class::Document::Save_impl(const std::string &amp;filename) const {</text:p>
      <text:p text:style-name="P40"><text:s text:c="4"/>std::ofstream os;</text:p>
      <text:p text:style-name="P40"><text:s text:c="4"/>os.open(filename, std::ios_base::binary | std::ios_base::out);</text:p>
      <text:p text:style-name="P40"><text:s text:c="4"/>if (!os.is_open()) {</text:p>
      <text:p text:style-name="P40"><text:s text:c="8"/>throw std::runtime_error("File is not opened");</text:p>
      <text:p text:style-name="P40"><text:s text:c="4"/>}</text:p>
      <text:p text:style-name="P40"><text:s text:c="4"/>uint32_t format = FORMAT_CODE;</text:p>
      <text:p text:style-name="P40"><text:s text:c="4"/>uint32_t nameLen = Name_.size();</text:p>
      <text:p text:style-name="P40"><text:s text:c="4"/>os.write((char*)&amp;format, sizeof(format));</text:p>
      <text:p text:style-name="P40"><text:s text:c="4"/>os.write((char*)&amp;nameLen, sizeof(nameLen));</text:p>
      <text:p text:style-name="P40"><text:s text:c="4"/>os.write((char*)(Name_.c_str()), nameLen);</text:p>
      <text:p text:style-name="P40"><text:s text:c="4"/>std::for_each(Buf_.begin(), Buf_.end(), [&amp;](const std::shared_ptr&lt;figures::Figure&gt;&amp; shape) {</text:p>
      <text:p text:style-name="P40"><text:s text:c="8"/>shape-&gt;Save(os);</text:p>
      <text:p text:style-name="P40"><text:s text:c="4"/>});</text:p>
      <text:p text:style-name="P40">}</text:p>
      <text:p text:style-name="P40"/>
      <text:p text:style-name="P40">void doc_class::Document::Load_impl(const std::string &amp;filename) {</text:p>
      <text:p text:style-name="P40"><text:s text:c="4"/>std::ifstream is;</text:p>
      <text:p text:style-name="P40"><text:s text:c="4"/>is.open(filename, std::ios_base::binary | std::ios_base::in);</text:p>
      <text:p text:style-name="P40"><text:s text:c="4"/>if (!is.is_open()) {</text:p>
      <text:p text:style-name="P40"><text:s text:c="8"/>throw std::runtime_error("File is not opened");</text:p>
      <text:p text:style-name="P40"><text:s text:c="4"/>}</text:p>
      <text:p text:style-name="P40"><text:s text:c="4"/>uint32_t format;</text:p>
      <text:p text:style-name="P40"><text:s text:c="4"/>uint32_t nameLen;</text:p>
      <text:p text:style-name="P40"><text:s text:c="4"/>is.read((char*)&amp;format, sizeof(format));</text:p>
      <text:p text:style-name="P40"><text:s text:c="4"/>if (format != FORMAT_CODE)</text:p>
      <text:p text:style-name="P40"><text:s text:c="8"/>throw std::runtime_error("Bad file");</text:p>
      <text:p text:style-name="P40"><text:s text:c="4"/>is.read((char*)&amp;nameLen, sizeof(nameLen));</text:p>
      <text:p text:style-name="P40"><text:s text:c="4"/>char* name = new char[nameLen + 1];</text:p>
      <text:p text:style-name="P40"><text:s text:c="4"/>name[nameLen] = 0;</text:p>
      <text:p text:style-name="P40"><text:soft-page-break/><text:s text:c="4"/>is.read(name, nameLen);</text:p>
      <text:p text:style-name="P40"><text:s text:c="4"/>Name_ = std::string(name);</text:p>
      <text:p text:style-name="P40"><text:s text:c="4"/>delete[] name;</text:p>
      <text:p text:style-name="P40"><text:s text:c="4"/>figure_t type;</text:p>
      <text:p text:style-name="P40"><text:s text:c="4"/>while(true) {</text:p>
      <text:p text:style-name="P40"><text:s text:c="8"/>is.read((char*)&amp;type, sizeof(type));</text:p>
      <text:p text:style-name="P40"><text:s text:c="8"/>if (is.eof())</text:p>
      <text:p text:style-name="P40"><text:s text:c="12"/>break;</text:p>
      <text:p text:style-name="P40"><text:s text:c="8"/>switch (type) {</text:p>
      <text:p text:style-name="P40"><text:s text:c="12"/>case TRIANGLE:</text:p>
      <text:p text:style-name="P40"><text:s text:c="16"/>Buf_.push_back(trg_fact.Figure_create());</text:p>
      <text:p text:style-name="P40"><text:s text:c="16"/>break;</text:p>
      <text:p text:style-name="P40"><text:s text:c="12"/>case SQUARE:</text:p>
      <text:p text:style-name="P40"><text:s text:c="16"/>Buf_.push_back(sqr_fact.Figure_create());</text:p>
      <text:p text:style-name="P40"><text:s text:c="16"/>break;</text:p>
      <text:p text:style-name="P40"><text:s text:c="12"/>case OCTAGON:</text:p>
      <text:p text:style-name="P40"><text:s text:c="16"/>Buf_.push_back(oct_fact.Figure_create());</text:p>
      <text:p text:style-name="P40"><text:s text:c="16"/>break;</text:p>
      <text:p text:style-name="P40"><text:s text:c="8"/>}</text:p>
      <text:p text:style-name="P40"><text:s text:c="8"/>Buf_.back()-&gt;Load(is);</text:p>
      <text:p text:style-name="P40"><text:s text:c="4"/>}</text:p>
      <text:p text:style-name="P40"><text:s text:c="4"/>Id_ = Buf_.size();</text:p>
      <text:p text:style-name="P35"/>
      <text:p text:style-name="P35">1.8 command.h</text:p>
      <text:p text:style-name="P35"/>
      <text:p text:style-name="P40">#ifndef OOP_LAB7_COMMAND_H</text:p>
      <text:p text:style-name="P40">#define OOP_LAB7_COMMAND_H</text:p>
      <text:p text:style-name="P40"/>
      <text:p text:style-name="P40">#include &lt;stack&gt;</text:p>
      <text:p text:style-name="P40">#include &lt;utility&gt;</text:p>
      <text:p text:style-name="P40">#include "doc_functions/document.h"</text:p>
      <text:p text:style-name="P40"/>
      <text:p text:style-name="P40">class Command {</text:p>
      <text:p text:style-name="P40">public:</text:p>
      <text:p text:style-name="P40"><text:s text:c="4"/>virtual ~Command() = default;</text:p>
      <text:p text:style-name="P40"><text:s text:c="4"/>virtual void Execute() = 0;</text:p>
      <text:p text:style-name="P40"><text:s text:c="4"/>virtual void Abort() = 0;</text:p>
      <text:p text:style-name="P40"><text:s text:c="4"/>void SetDocument(std::shared_ptr&lt;doc_class::Document&gt; doc) {</text:p>
      <text:p text:style-name="P40"><text:s text:c="8"/>Doc_ = std::move(doc); //МУВ ДЛЯ ИЗБЕГАНИЯ ЛИШНЕГО КОПИРОВАНИЯ</text:p>
      <text:p text:style-name="P40"><text:s text:c="4"/>}</text:p>
      <text:p text:style-name="P40">protected:</text:p>
      <text:p text:style-name="P40"><text:s text:c="4"/>std::shared_ptr&lt;doc_class::Document&gt; Doc_;</text:p>
      <text:p text:style-name="P40">};</text:p>
      <text:p text:style-name="P40"/>
      <text:p text:style-name="P40">class Insert_cmd: public Command {</text:p>
      <text:p text:style-name="P40">public:</text:p>
      <text:p text:style-name="P40"><text:s text:c="4"/>Insert_cmd(figure_t type, std::istream&amp; is): Type_(type), Input_stream_(is) {}</text:p>
      <text:p text:style-name="P40"/>
      <text:p text:style-name="P40"><text:s text:c="4"/>void Execute() override {</text:p>
      <text:p text:style-name="P40"><text:s text:c="8"/>Doc_-&gt;Add_figure(Type_, Input_stream_);</text:p>
      <text:p text:style-name="P40"><text:s text:c="4"/>}</text:p>
      <text:p text:style-name="P40"><text:soft-page-break/><text:s text:c="4"/>void Abort() override {</text:p>
      <text:p text:style-name="P40"><text:s text:c="8"/>Doc_-&gt;Remove_last_figure();</text:p>
      <text:p text:style-name="P40"><text:s text:c="4"/>}</text:p>
      <text:p text:style-name="P40"/>
      <text:p text:style-name="P40">private:</text:p>
      <text:p text:style-name="P40"><text:s text:c="4"/>figure_t Type_;</text:p>
      <text:p text:style-name="P40"><text:s text:c="4"/>std::istream&amp; Input_stream_;</text:p>
      <text:p text:style-name="P40">};</text:p>
      <text:p text:style-name="P40"/>
      <text:p text:style-name="P40">class Remove_cmd : public Command {</text:p>
      <text:p text:style-name="P40">public:</text:p>
      <text:p text:style-name="P40"><text:s text:c="4"/>explicit Remove_cmd(uint32_t id): Id_(id), Pos_(0), Figure_(nullptr) {}</text:p>
      <text:p text:style-name="P40"/>
      <text:p text:style-name="P40"><text:s text:c="4"/>void Execute() override {</text:p>
      <text:p text:style-name="P40"><text:s text:c="8"/>Figure_ = Doc_-&gt;Get_figure(Id_);</text:p>
      <text:p text:style-name="P40"><text:s text:c="8"/>Pos_ = Doc_-&gt;Get_position(Id_);</text:p>
      <text:p text:style-name="P40"><text:s text:c="8"/>Doc_-&gt;Remove_figure(Id_);</text:p>
      <text:p text:style-name="P40"><text:s text:c="4"/>}</text:p>
      <text:p text:style-name="P40"/>
      <text:p text:style-name="P40"><text:s text:c="4"/>void Abort() override {</text:p>
      <text:p text:style-name="P40"><text:s text:c="8"/>Doc_-&gt;Insert_figure(Pos_, Figure_);</text:p>
      <text:p text:style-name="P40"><text:s text:c="4"/>}</text:p>
      <text:p text:style-name="P40"/>
      <text:p text:style-name="P40">private:</text:p>
      <text:p text:style-name="P40"><text:s text:c="4"/>uint32_t Id_;</text:p>
      <text:p text:style-name="P40"><text:s text:c="4"/>uint32_t Pos_;</text:p>
      <text:p text:style-name="P40"><text:s text:c="4"/>std::shared_ptr&lt;figures::Figure&gt; Figure_;</text:p>
      <text:p text:style-name="P40"/>
      <text:p text:style-name="P40">};</text:p>
      <text:p text:style-name="P40"/>
      <text:p text:style-name="P40">#endif //OOP_LAB7_COMMAND_H</text:p>
      <text:p text:style-name="P35"/>
      <text:p text:style-name="P35">1.9 editor.h</text:p>
      <text:p text:style-name="P35"/>
      <text:p text:style-name="P40">#ifndef OOP_LAB7_EDITOR_H</text:p>
      <text:p text:style-name="P40">#define OOP_LAB7_EDITOR_H</text:p>
      <text:p text:style-name="P40"/>
      <text:p text:style-name="P40">#include &lt;stack&gt;</text:p>
      <text:p text:style-name="P40">#include "doc_functions/document.h"</text:p>
      <text:p text:style-name="P40">#include "command.h"</text:p>
      <text:p text:style-name="P40"/>
      <text:p text:style-name="P40">class Editor {</text:p>
      <text:p text:style-name="P40"/>
      <text:p text:style-name="P40">public:</text:p>
      <text:p text:style-name="P40"><text:s text:c="4"/>Editor(): Doc_(nullptr), History_() {}</text:p>
      <text:p text:style-name="P40"/>
      <text:p text:style-name="P40"><text:s text:c="4"/>void Create_document(const std::string&amp; name) {</text:p>
      <text:p text:style-name="P40"><text:s text:c="8"/>Doc_ = std::make_shared&lt;doc_class::Document&gt;(name);</text:p>
      <text:p text:style-name="P40"><text:s text:c="4"/>}</text:p>
      <text:p text:style-name="P40"/>
      <text:p text:style-name="P40"><text:s text:c="4"/>void Insert_figure(figure_t type, std::istream&amp; is) {</text:p>
      <text:p text:style-name="P40"><text:soft-page-break/><text:s text:c="8"/>std::shared_ptr&lt;Command&gt; command = std::shared_ptr&lt;Command&gt;(new Insert_cmd(type, is));</text:p>
      <text:p text:style-name="P40"><text:s text:c="8"/>command-&gt;SetDocument(Doc_);</text:p>
      <text:p text:style-name="P40"><text:s text:c="8"/>command-&gt;Execute();</text:p>
      <text:p text:style-name="P40"><text:s text:c="8"/>History_.push(command);</text:p>
      <text:p text:style-name="P40"><text:s text:c="4"/>}</text:p>
      <text:p text:style-name="P40"/>
      <text:p text:style-name="P40"><text:s text:c="4"/>void Remove_figure(uint32_t id) {</text:p>
      <text:p text:style-name="P40"><text:s text:c="8"/>std::shared_ptr&lt;Command&gt; command = std::shared_ptr&lt;Command&gt;(new Remove_cmd(id));</text:p>
      <text:p text:style-name="P40"><text:s text:c="8"/>command-&gt;SetDocument(Doc_);</text:p>
      <text:p text:style-name="P40"><text:s text:c="8"/>command-&gt;Execute();</text:p>
      <text:p text:style-name="P40"><text:s text:c="8"/>History_.push(command);</text:p>
      <text:p text:style-name="P40"><text:s text:c="4"/>}</text:p>
      <text:p text:style-name="P40"/>
      <text:p text:style-name="P40"><text:s text:c="4"/>void Save_document(const std::string&amp; filename) {</text:p>
      <text:p text:style-name="P40"><text:s text:c="8"/>Doc_-&gt;Save(filename);</text:p>
      <text:p text:style-name="P40"><text:s text:c="4"/>}</text:p>
      <text:p text:style-name="P40"/>
      <text:p text:style-name="P40"><text:s text:c="4"/>void Load_document(const std::string&amp; filename) {</text:p>
      <text:p text:style-name="P40"><text:s text:c="8"/>Doc_ = std::make_shared&lt;doc_class::Document&gt;("NoName");</text:p>
      <text:p text:style-name="P40"><text:s text:c="8"/>Doc_-&gt;Load(filename);</text:p>
      <text:p text:style-name="P40"><text:s text:c="4"/>}</text:p>
      <text:p text:style-name="P40"/>
      <text:p text:style-name="P40"><text:s text:c="4"/>void Undo() {</text:p>
      <text:p text:style-name="P40"><text:s text:c="8"/>if (History_.empty()) {</text:p>
      <text:p text:style-name="P40"><text:s text:c="12"/>throw std::logic_error("History is empty");</text:p>
      <text:p text:style-name="P40"><text:s text:c="8"/>}</text:p>
      <text:p text:style-name="P40"><text:s text:c="8"/>std::shared_ptr&lt;Command&gt; last_cmd = History_.top();</text:p>
      <text:p text:style-name="P40"><text:s text:c="8"/>last_cmd-&gt;Abort();</text:p>
      <text:p text:style-name="P40"><text:s text:c="8"/>History_.pop();</text:p>
      <text:p text:style-name="P40"><text:s text:c="4"/>}</text:p>
      <text:p text:style-name="P40"/>
      <text:p text:style-name="P40"><text:s text:c="4"/>void Print_document() {</text:p>
      <text:p text:style-name="P40"><text:s text:c="8"/>Doc_-&gt;Print();</text:p>
      <text:p text:style-name="P40"><text:s text:c="4"/>}</text:p>
      <text:p text:style-name="P40"/>
      <text:p text:style-name="P40"><text:s text:c="4"/>bool Document_exist() {</text:p>
      <text:p text:style-name="P40"><text:s text:c="8"/>return Doc_ != nullptr;</text:p>
      <text:p text:style-name="P40"><text:s text:c="4"/>}</text:p>
      <text:p text:style-name="P40"/>
      <text:p text:style-name="P40"><text:s text:c="4"/>~Editor() = default;</text:p>
      <text:p text:style-name="P40"/>
      <text:p text:style-name="P40">private:</text:p>
      <text:p text:style-name="P40"><text:s text:c="4"/>std::shared_ptr&lt;doc_class::Document&gt; Doc_;</text:p>
      <text:p text:style-name="P40"><text:s text:c="4"/>std::stack&lt;std::shared_ptr&lt;Command&gt;&gt; History_;</text:p>
      <text:p text:style-name="P40">};</text:p>
      <text:p text:style-name="P40"/>
      <text:p text:style-name="P40">#endif //OOP_LAB7_EDITOR_H</text:p>
      <text:p text:style-name="P35"/>
      <text:p text:style-name="P35">1.10 <text:span text:style-name="T8">main.cpp</text:span></text:p>
      <text:p text:style-name="P35"/>
      <text:p text:style-name="P40"><text:soft-page-break/>#include &lt;iostream&gt;</text:p>
      <text:p text:style-name="P40">#include "figures/octagon.h"</text:p>
      <text:p text:style-name="P40">#include "figures/square.h"</text:p>
      <text:p text:style-name="P40">#include "figures/triangle.h"</text:p>
      <text:p text:style-name="P40">#include "doc_functions/document.h"</text:p>
      <text:p text:style-name="P40">#include "command.h"</text:p>
      <text:p text:style-name="P40">#include "editor.h"</text:p>
      <text:p text:style-name="P40"/>
      <text:p text:style-name="P40">bool quit (Editor&amp; editor) {</text:p>
      <text:p text:style-name="P40"><text:s text:c="4"/>char c;</text:p>
      <text:p text:style-name="P40"><text:s text:c="4"/>std::cout &lt;&lt; "Do you want to save before exit? [Y/N]: ";</text:p>
      <text:p text:style-name="P40"><text:s text:c="4"/>std::cin &gt;&gt; c;</text:p>
      <text:p text:style-name="P40"><text:s text:c="4"/>if (c == 'N' || c == 'n') {</text:p>
      <text:p text:style-name="P40"><text:s text:c="8"/>return true;</text:p>
      <text:p text:style-name="P40"><text:s text:c="4"/>}</text:p>
      <text:p text:style-name="P40"><text:s text:c="4"/>else if (c == 'Y' || c == 'y') {</text:p>
      <text:p text:style-name="P40"><text:s text:c="8"/>std::string name;</text:p>
      <text:p text:style-name="P40"><text:s text:c="8"/>std::cout &lt;&lt; "Enter name for savefile: ";</text:p>
      <text:p text:style-name="P40"><text:s text:c="8"/>std::cin &gt;&gt; name;</text:p>
      <text:p text:style-name="P40"><text:s text:c="8"/>try {</text:p>
      <text:p text:style-name="P40"><text:s text:c="12"/>editor.Save_document(name);</text:p>
      <text:p text:style-name="P40"><text:s text:c="12"/>std::cout &lt;&lt; "Successfully saved in " &lt;&lt; name &lt;&lt; '\n';</text:p>
      <text:p text:style-name="P40"><text:s text:c="8"/>} catch <text:s/>(std::runtime_error&amp; err) {</text:p>
      <text:p text:style-name="P40"><text:s text:c="12"/>std::cout &lt;&lt; err.what() &lt;&lt; "\n";</text:p>
      <text:p text:style-name="P40"><text:s text:c="12"/>return false;</text:p>
      <text:p text:style-name="P40"><text:s text:c="8"/>}</text:p>
      <text:p text:style-name="P40"><text:s text:c="8"/>return true;</text:p>
      <text:p text:style-name="P40"><text:s text:c="4"/>} else {</text:p>
      <text:p text:style-name="P40"><text:s text:c="8"/>std::cout &lt;&lt; "so yes or no?\n";</text:p>
      <text:p text:style-name="P40"><text:s text:c="8"/>return false;</text:p>
      <text:p text:style-name="P40"><text:s text:c="4"/>}</text:p>
      <text:p text:style-name="P40">}</text:p>
      <text:p text:style-name="P40"/>
      <text:p text:style-name="P40">void man () {</text:p>
      <text:p text:style-name="P40"><text:s text:c="4"/>std::cout &lt;&lt; "create - create new document\n"</text:p>
      <text:p text:style-name="P40"><text:s text:c="4"/>&lt;&lt; "save - save current document to file\n"</text:p>
      <text:p text:style-name="P40"><text:s text:c="4"/>&lt;&lt; "load - load document from file\n"</text:p>
      <text:p text:style-name="P40"><text:s text:c="4"/>&lt;&lt; "add - add new figure\n"</text:p>
      <text:p text:style-name="P40"><text:s text:c="4"/>&lt;&lt; "remove - remove figure by it`s ID\n"</text:p>
      <text:p text:style-name="P40"><text:s text:c="4"/>&lt;&lt; "undo - abort previous operation\n"</text:p>
      <text:p text:style-name="P40"><text:s text:c="4"/>&lt;&lt; "print - print the document contents\n"</text:p>
      <text:p text:style-name="P40"><text:s text:c="4"/>&lt;&lt; "quit - close program and exit\n";</text:p>
      <text:p text:style-name="P40">}</text:p>
      <text:p text:style-name="P40"/>
      <text:p text:style-name="P40">bool create(Editor&amp; editor) {</text:p>
      <text:p text:style-name="P40"><text:s text:c="4"/>char c;</text:p>
      <text:p text:style-name="P40"><text:s text:c="4"/>if (editor.Document_exist()) {</text:p>
      <text:p text:style-name="P40"><text:s text:c="8"/>std::cout &lt;&lt; "Save current document? [Y/N]\n";</text:p>
      <text:p text:style-name="P40"><text:s text:c="8"/>std::cin &gt;&gt; c;</text:p>
      <text:p text:style-name="P40"><text:s text:c="8"/>if (c == 'N' || c == 'n') {</text:p>
      <text:p text:style-name="P40"><text:s text:c="8"/>}</text:p>
      <text:p text:style-name="P40"><text:s text:c="8"/>else if (c == 'Y' || c == 'y') {</text:p>
      <text:p text:style-name="P40"><text:soft-page-break/><text:s text:c="12"/>std::string name;</text:p>
      <text:p text:style-name="P40"><text:s text:c="12"/>std::cout &lt;&lt; "Enter name for savefile: ";</text:p>
      <text:p text:style-name="P40"><text:s text:c="12"/>std::cin &gt;&gt; name;</text:p>
      <text:p text:style-name="P40"><text:s text:c="12"/>try {</text:p>
      <text:p text:style-name="P40"><text:s text:c="16"/>editor.Save_document(name);</text:p>
      <text:p text:style-name="P40"><text:s text:c="16"/>std::cout &lt;&lt; "Successfully saved in " &lt;&lt; name &lt;&lt; '\n';</text:p>
      <text:p text:style-name="P40"><text:s text:c="12"/>} catch <text:s/>(std::runtime_error&amp; err) {</text:p>
      <text:p text:style-name="P40"><text:s text:c="16"/>std::cout &lt;&lt; err.what() &lt;&lt; "\n";</text:p>
      <text:p text:style-name="P40"><text:s text:c="16"/>return false;</text:p>
      <text:p text:style-name="P40"><text:s text:c="12"/>}</text:p>
      <text:p text:style-name="P40"><text:s text:c="8"/>} else {</text:p>
      <text:p text:style-name="P40"><text:s text:c="12"/>std::cout &lt;&lt; "so yes or no?\n";</text:p>
      <text:p text:style-name="P40"><text:s text:c="12"/>return false;</text:p>
      <text:p text:style-name="P40"><text:s text:c="8"/>}</text:p>
      <text:p text:style-name="P40"><text:s text:c="4"/>}</text:p>
      <text:p text:style-name="P40"><text:s text:c="4"/>std::string doc_name;</text:p>
      <text:p text:style-name="P40"><text:s text:c="4"/>std::cout &lt;&lt; "Enter name of new project\n";</text:p>
      <text:p text:style-name="P40"><text:s text:c="4"/>std::cin &gt;&gt; doc_name;</text:p>
      <text:p text:style-name="P40"><text:s text:c="4"/>editor.Create_document(doc_name);</text:p>
      <text:p text:style-name="P40"><text:s text:c="4"/>std::cout &lt;&lt; "Document " &lt;&lt; doc_name &lt;&lt; " is created\n";</text:p>
      <text:p text:style-name="P40"><text:s text:c="4"/>return true;</text:p>
      <text:p text:style-name="P40">}</text:p>
      <text:p text:style-name="P40"/>
      <text:p text:style-name="P40">bool load(Editor&amp; editor) {</text:p>
      <text:p text:style-name="P40"><text:s text:c="4"/>char c;</text:p>
      <text:p text:style-name="P40"><text:s text:c="4"/>if (editor.Document_exist()) {</text:p>
      <text:p text:style-name="P40"><text:s text:c="8"/>std::cout &lt;&lt; "Save current document? [Y/N]\n";</text:p>
      <text:p text:style-name="P40"><text:s text:c="8"/>std::cin &gt;&gt; c;</text:p>
      <text:p text:style-name="P40"><text:s text:c="8"/>if (c == 'N' || c == 'n') {</text:p>
      <text:p text:style-name="P40"><text:s text:c="8"/>}</text:p>
      <text:p text:style-name="P40"><text:s text:c="8"/>else if (c == 'Y' || c == 'y') {</text:p>
      <text:p text:style-name="P40"><text:s text:c="12"/>std::string name;</text:p>
      <text:p text:style-name="P40"><text:s text:c="12"/>std::cout &lt;&lt; "Enter name for savefile: ";</text:p>
      <text:p text:style-name="P40"><text:s text:c="12"/>std::cin &gt;&gt; name;</text:p>
      <text:p text:style-name="P40"><text:s text:c="12"/>try {</text:p>
      <text:p text:style-name="P40"><text:s text:c="16"/>editor.Save_document(name);</text:p>
      <text:p text:style-name="P40"><text:s text:c="16"/>std::cout &lt;&lt; "Successfully saved in " &lt;&lt; name &lt;&lt; '\n';</text:p>
      <text:p text:style-name="P40"><text:s text:c="12"/>} catch <text:s/>(std::runtime_error&amp; err) {</text:p>
      <text:p text:style-name="P40"><text:s text:c="16"/>std::cout &lt;&lt; err.what() &lt;&lt; "\n";</text:p>
      <text:p text:style-name="P40"><text:s text:c="16"/>return false;</text:p>
      <text:p text:style-name="P40"><text:s text:c="12"/>}</text:p>
      <text:p text:style-name="P40"><text:s text:c="8"/>} else {</text:p>
      <text:p text:style-name="P40"><text:s text:c="12"/>std::cout &lt;&lt; "so yes or no?\n";</text:p>
      <text:p text:style-name="P40"><text:s text:c="12"/>return false;</text:p>
      <text:p text:style-name="P40"><text:s text:c="8"/>}</text:p>
      <text:p text:style-name="P40"><text:s text:c="4"/>}</text:p>
      <text:p text:style-name="P40"><text:s text:c="4"/>std::string file_name;</text:p>
      <text:p text:style-name="P40"><text:s text:c="4"/>std::cout &lt;&lt; "Enter name of load file\n";</text:p>
      <text:p text:style-name="P40"><text:s text:c="4"/>std::cin &gt;&gt; file_name;</text:p>
      <text:p text:style-name="P40"><text:s text:c="4"/>try {</text:p>
      <text:p text:style-name="P40"><text:s text:c="8"/>editor.Load_document(file_name);</text:p>
      <text:p text:style-name="P40"><text:s text:c="8"/>std::cout &lt;&lt; "Successfully loaded from " &lt;&lt; file_name &lt;&lt; "\n";</text:p>
      <text:p text:style-name="P40"><text:soft-page-break/><text:s text:c="4"/>} catch (std::runtime_error&amp; err) {</text:p>
      <text:p text:style-name="P40"><text:s text:c="8"/>std::cout &lt;&lt; err.what() &lt;&lt; "\n";</text:p>
      <text:p text:style-name="P40"><text:s text:c="8"/>return false;</text:p>
      <text:p text:style-name="P40"><text:s text:c="4"/>}</text:p>
      <text:p text:style-name="P40"><text:s text:c="4"/>return true;</text:p>
      <text:p text:style-name="P40">}</text:p>
      <text:p text:style-name="P40"/>
      <text:p text:style-name="P40">bool save(Editor&amp; editor) {</text:p>
      <text:p text:style-name="P40"><text:s text:c="4"/>std::string file_name;</text:p>
      <text:p text:style-name="P40"><text:s text:c="4"/>std::cout &lt;&lt; "Enter name for savefile: ";</text:p>
      <text:p text:style-name="P40"><text:s text:c="4"/>std::cin &gt;&gt; file_name;</text:p>
      <text:p text:style-name="P40"/>
      <text:p text:style-name="P40"><text:s text:c="4"/>try {</text:p>
      <text:p text:style-name="P40"><text:s text:c="8"/>editor.Save_document(file_name);</text:p>
      <text:p text:style-name="P40"><text:s text:c="8"/>std::cout &lt;&lt; "Successfully saved in " &lt;&lt; file_name &lt;&lt; '\n';</text:p>
      <text:p text:style-name="P40"><text:s text:c="4"/>} catch (std::runtime_error&amp; err) {</text:p>
      <text:p text:style-name="P40"><text:s text:c="8"/>std::cout &lt;&lt; err.what() &lt;&lt; "\n";</text:p>
      <text:p text:style-name="P40"><text:s text:c="8"/>return false;</text:p>
      <text:p text:style-name="P40"><text:s text:c="4"/>}</text:p>
      <text:p text:style-name="P40"><text:s text:c="4"/>return true;</text:p>
      <text:p text:style-name="P40">}</text:p>
      <text:p text:style-name="P40"/>
      <text:p text:style-name="P40">void add (Editor&amp; editor) {</text:p>
      <text:p text:style-name="P40"><text:s text:c="4"/>int type;</text:p>
      <text:p text:style-name="P40"><text:s text:c="4"/>std::cout &lt;&lt; "Enter type of figure (1 for triangle, 2 for square, 3 - for octagon): ";</text:p>
      <text:p text:style-name="P40"><text:s text:c="4"/>std::cin &gt;&gt; type;</text:p>
      <text:p text:style-name="P40"><text:s text:c="4"/>switch(type) {</text:p>
      <text:p text:style-name="P40"><text:s text:c="8"/>case 1:</text:p>
      <text:p text:style-name="P40"><text:s text:c="12"/>std::cout &lt;&lt; "Enter triangle (X, then Y for each dot): ";</text:p>
      <text:p text:style-name="P40"><text:s text:c="12"/>editor.Insert_figure(TRIANGLE, std::cin);</text:p>
      <text:p text:style-name="P40"><text:s text:c="12"/>break;</text:p>
      <text:p text:style-name="P40"><text:s text:c="8"/>case 2:</text:p>
      <text:p text:style-name="P40"><text:s text:c="12"/>std::cout &lt;&lt; "Enter square (coordinates of 2 opposite angles): ";</text:p>
      <text:p text:style-name="P40"><text:s text:c="12"/>editor.Insert_figure(SQUARE, std::cin);</text:p>
      <text:p text:style-name="P40"><text:s text:c="12"/>break;</text:p>
      <text:p text:style-name="P40"><text:s text:c="8"/>case 3:</text:p>
      <text:p text:style-name="P40"><text:s text:c="12"/>std::cout &lt;&lt; "Enter octagon (enter dots consequently): ";</text:p>
      <text:p text:style-name="P40"><text:s text:c="12"/>editor.Insert_figure(OCTAGON, std::cin);</text:p>
      <text:p text:style-name="P40"><text:s text:c="12"/>break;</text:p>
      <text:p text:style-name="P40"><text:s text:c="8"/>default:</text:p>
      <text:p text:style-name="P40"><text:s text:c="12"/>std::cout &lt;&lt; "Please, enter 1, 2 or 3 to choose figure\n";</text:p>
      <text:p text:style-name="P40"><text:s text:c="12"/>return;</text:p>
      <text:p text:style-name="P40"><text:s text:c="4"/>}</text:p>
      <text:p text:style-name="P40"><text:s text:c="4"/>std::cout &lt;&lt; "Figure is added\n";</text:p>
      <text:p text:style-name="P40">}</text:p>
      <text:p text:style-name="P40"/>
      <text:p text:style-name="P40">bool remove(Editor&amp; editor) {</text:p>
      <text:p text:style-name="P40"><text:s text:c="4"/>uint32_t id;</text:p>
      <text:p text:style-name="P40"><text:s text:c="4"/>std::cout &lt;&lt; "enter ID of figure you fant to remove (you can see it in print): ";</text:p>
      <text:p text:style-name="P40"><text:s text:c="4"/>std::cin &gt;&gt; id;</text:p>
      <text:p text:style-name="P40"/>
      <text:p text:style-name="P40"><text:s text:c="4"/>try {</text:p>
      <text:p text:style-name="P40"><text:soft-page-break/><text:s text:c="8"/>editor.Remove_figure(id);</text:p>
      <text:p text:style-name="P40"><text:s text:c="8"/>std::cout &lt;&lt; "Figure with ID " &lt;&lt; id &lt;&lt; " is removed\n";</text:p>
      <text:p text:style-name="P40"><text:s text:c="4"/>} catch (std::logic_error&amp; err) {</text:p>
      <text:p text:style-name="P40"><text:s text:c="8"/>std::cout &lt;&lt; err.what() &lt;&lt; "\n";</text:p>
      <text:p text:style-name="P40"><text:s text:c="8"/>return false;</text:p>
      <text:p text:style-name="P40"><text:s text:c="4"/>}</text:p>
      <text:p text:style-name="P40"><text:s text:c="4"/>return true;</text:p>
      <text:p text:style-name="P40">}</text:p>
      <text:p text:style-name="P40"/>
      <text:p text:style-name="P40"/>
      <text:p text:style-name="P40"/>
      <text:p text:style-name="P40">int main() {</text:p>
      <text:p text:style-name="P40"><text:s text:c="4"/>Editor editor;</text:p>
      <text:p text:style-name="P40"><text:s text:c="4"/>std::string cmd;</text:p>
      <text:p text:style-name="P40"/>
      <text:p text:style-name="P40"><text:s text:c="4"/>while (cmd != "quit") {</text:p>
      <text:p text:style-name="P40"><text:s text:c="8"/>std::cin &gt;&gt; cmd;</text:p>
      <text:p text:style-name="P40"><text:s text:c="8"/>if (cmd == "quit") {</text:p>
      <text:p text:style-name="P40"><text:s text:c="11"/>if (quit(editor)) return 0;</text:p>
      <text:p text:style-name="P40"><text:s text:c="8"/>} else if (cmd == "man") {</text:p>
      <text:p text:style-name="P40"><text:s text:c="12"/>man();</text:p>
      <text:p text:style-name="P40"><text:s text:c="8"/>} else if (cmd == "create") {</text:p>
      <text:p text:style-name="P40"><text:s text:c="12"/>create(editor);</text:p>
      <text:p text:style-name="P40"><text:s text:c="8"/>} else if (cmd == "save ") {</text:p>
      <text:p text:style-name="P40"><text:s text:c="12"/>save(editor);</text:p>
      <text:p text:style-name="P40"><text:s text:c="8"/>} else if (cmd == "load") {</text:p>
      <text:p text:style-name="P40"><text:s text:c="12"/>load(editor);</text:p>
      <text:p text:style-name="P40"><text:s text:c="8"/>} else if (cmd == "add") {</text:p>
      <text:p text:style-name="P40"><text:s text:c="12"/>add(editor);</text:p>
      <text:p text:style-name="P40"><text:s text:c="8"/>} else if (cmd == "remove") {</text:p>
      <text:p text:style-name="P40"><text:s text:c="12"/>remove(editor);</text:p>
      <text:p text:style-name="P40"><text:s text:c="8"/>} else if (cmd == "undo") {</text:p>
      <text:p text:style-name="P40"><text:s text:c="12"/>editor.Undo();</text:p>
      <text:p text:style-name="P40"><text:s text:c="12"/>std::cout &lt;&lt; "Done (hopefully)\n";</text:p>
      <text:p text:style-name="P40"><text:s text:c="8"/>} else if (cmd == "print") {</text:p>
      <text:p text:style-name="P40"><text:s text:c="12"/>editor.Print_document();</text:p>
      <text:p text:style-name="P40"><text:s text:c="8"/>}</text:p>
      <text:p text:style-name="P40"><text:s text:c="4"/>}</text:p>
      <text:p text:style-name="P40"><text:s text:c="4"/>return 0;</text:p>
      <text:p text:style-name="P40">}</text:p>
      <text:p text:style-name="P35"/>
      <text:p text:style-name="P35"/>
      <text:p text:style-name="P2"/>
      <text:p text:style-name="P2"/>
      <text:p text:style-name="P2"/>
      <text:p text:style-name="P21">2. Ссылка на репозиторий на GitHub</text:p>
      <text:p text:style-name="P21"/>
      <text:p text:style-name="P13"><text:a xlink:type="simple" xlink:href="https://github.com/Siegmeyer1/oop_exercise_03" text:style-name="Internet_20_link" text:visited-style-name="Visited_20_Internet_20_Link">https://github.com/Siegmeyer1/oop_exercise_0</text:a><text:span text:style-name="T7">7</text:span></text:p>
      <text:p text:style-name="P13"/>
      <text:p text:style-name="P13"/>
      <text:p text:style-name="P23"><text:soft-page-break/>3. Набор тестов</text:p>
      <text:p text:style-name="P23"/>
      <text:p text:style-name="P5">1)</text:p>
      <text:p text:style-name="P9">m<text:span text:style-name="T8">an</text:span></text:p>
      <text:p text:style-name="P41">create document</text:p>
      <text:p text:style-name="P41">add</text:p>
      <text:p text:style-name="P41">1</text:p>
      <text:p text:style-name="P41">0 2 2 0 0 0</text:p>
      <text:p text:style-name="P41">add</text:p>
      <text:p text:style-name="P41">1</text:p>
      <text:p text:style-name="P41">0 2 2 0 2 2</text:p>
      <text:p text:style-name="P41">add</text:p>
      <text:p text:style-name="P41">2</text:p>
      <text:p text:style-name="P41">0 0 3 3</text:p>
      <text:p text:style-name="P41">add</text:p>
      <text:p text:style-name="P41">2</text:p>
      <text:p text:style-name="P41">0 2 2 2</text:p>
      <text:p text:style-name="P41">print</text:p>
      <text:p text:style-name="P42">remove</text:p>
      <text:p text:style-name="P42">3</text:p>
      <text:p text:style-name="P42">print</text:p>
      <text:p text:style-name="P42">create</text:p>
      <text:p text:style-name="P42">Y</text:p>
      <text:p text:style-name="P42">save.txt</text:p>
      <text:p text:style-name="P42">new_document</text:p>
      <text:p text:style-name="P42">load</text:p>
      <text:p text:style-name="P42">N</text:p>
      <text:p text:style-name="P42">save.txt</text:p>
      <text:p text:style-name="P42">print</text:p>
      <text:p text:style-name="P42">quit</text:p>
      <text:p text:style-name="P42"/>
      <text:p text:style-name="P41"/>
      <text:p text:style-name="P41"/>
      <text:p text:style-name="P41"/>
      <text:p text:style-name="P4"/>
      <text:p text:style-name="P4"/>
      <text:p text:style-name="P7">2)</text:p>
      <text:p text:style-name="P45">create</text:p>
      <text:p text:style-name="P45">undo_test</text:p>
      <text:p text:style-name="P45">add</text:p>
      <text:p text:style-name="P45">2</text:p>
      <text:p text:style-name="P45">0 0 1 1</text:p>
      <text:p text:style-name="P45">add</text:p>
      <text:p text:style-name="P45">2</text:p>
      <text:p text:style-name="P45">0 0 2 2</text:p>
      <text:p text:style-name="P45">print</text:p>
      <text:p text:style-name="P45">undo</text:p>
      <text:p text:style-name="P45">print</text:p>
      <text:p text:style-name="P45">add 1 0 0 3 0 0 3</text:p>
      <text:p text:style-name="P45">print</text:p>
      <text:p text:style-name="P45">remove</text:p>
      <text:p text:style-name="P45"><text:soft-page-break/>3</text:p>
      <text:p text:style-name="P45">print</text:p>
      <text:p text:style-name="P45">undo</text:p>
      <text:p text:style-name="P45">print</text:p>
      <text:p text:style-name="P45">remove</text:p>
      <text:p text:style-name="P45">1</text:p>
      <text:p text:style-name="P45">undo</text:p>
      <text:p text:style-name="P45">print</text:p>
      <text:p text:style-name="P45">quit</text:p>
      <text:p text:style-name="P45">n</text:p>
      <text:p text:style-name="P45"/>
      <text:p text:style-name="P4"/>
      <text:p text:style-name="P4"/>
      <text:p text:style-name="P4"/>
      <text:p text:style-name="P4"/>
      <text:p text:style-name="P23"><text:span text:style-name="T1">4</text:span>. <text:span text:style-name="T1">Результаты</text:span> тестов</text:p>
      <text:p text:style-name="P23"/>
      <text:p text:style-name="P10"><text:tab/>1)</text:p>
      <text:p text:style-name="P6">man</text:p>
      <text:p text:style-name="P6">create - create new document</text:p>
      <text:p text:style-name="P6">save - save current document to file</text:p>
      <text:p text:style-name="P6">load - load document from file</text:p>
      <text:p text:style-name="P6">add - add new figure</text:p>
      <text:p text:style-name="P6">remove - remove figure by it`s ID</text:p>
      <text:p text:style-name="P6">undo - abort previous operation</text:p>
      <text:p text:style-name="P6">print - print the document contents</text:p>
      <text:p text:style-name="P6">quit - close program and exit</text:p>
      <text:p text:style-name="P6">create document</text:p>
      <text:p text:style-name="P6">Enter name of new project</text:p>
      <text:p text:style-name="P6">Document document is created</text:p>
      <text:p text:style-name="P6">add</text:p>
      <text:p text:style-name="P6">Enter type of figure (1 for triangle, 2 for square, 3 - for octagon): 1</text:p>
      <text:p text:style-name="P6">Enter triangle (X, then Y for each dot): 0 2 2 0 0 0</text:p>
      <text:p text:style-name="P6">Figure is added</text:p>
      <text:p text:style-name="P6">add</text:p>
      <text:p text:style-name="P6">Enter type of figure (1 for triangle, 2 for square, 3 - for octagon): 1</text:p>
      <text:p text:style-name="P6">Enter triangle (X, then Y for each dot): 0 2 2 0 2 2</text:p>
      <text:p text:style-name="P6">Figure is added</text:p>
      <text:p text:style-name="P6">add</text:p>
      <text:p text:style-name="P6">Enter type of figure (1 for triangle, 2 for square, 3 - for octagon): 2</text:p>
      <text:p text:style-name="P6">Enter square (coordinates of 2 opposite angles): 0 0 3 3</text:p>
      <text:p text:style-name="P6">Figure is added</text:p>
      <text:p text:style-name="P6">add</text:p>
      <text:p text:style-name="P6">Enter type of figure (1 for triangle, 2 for square, 3 - for octagon): 2</text:p>
      <text:p text:style-name="P6">Enter square (coordinates of 2 opposite angles): 0 2 2 2</text:p>
      <text:p text:style-name="P6">Figure is added</text:p>
      <text:p text:style-name="P6">print</text:p>
      <text:p text:style-name="P6">ID: 1 <text:s text:c="2"/>Type: triangle <text:s text:c="2"/>Area: 2 <text:s text:c="15"/>Center: (0.666667; 0.666667) <text:s text:c="11"/>Dots: (0; 2), (2; 0), (0; 0)</text:p>
      <text:p text:style-name="P6">ID: 2 <text:s text:c="2"/>Type: triangle <text:s text:c="2"/>Area: 2 <text:s text:c="15"/>Center: (1.33333; 1.33333) <text:s text:c="13"/>Dots: (0; 2), (2; 0), (2; 2)</text:p>
      <text:p text:style-name="P6"><text:soft-page-break/>ID: 3 <text:s text:c="2"/>Type: square <text:s text:c="4"/>Area: 9 <text:s text:c="15"/>Center: (1.5; 1.5) <text:s text:c="13"/>Dots: (3; 0), (0; 0), (0; 3), (3; 3)</text:p>
      <text:p text:style-name="P6">ID: 4 <text:s text:c="2"/>Type: square <text:s text:c="4"/>Area: 2 <text:s text:c="15"/>Center: (1; 2) <text:s text:c="9"/>Dots: (1; 1), (0; 2), (1; 3), (2; 2)</text:p>
      <text:p text:style-name="P6">remove</text:p>
      <text:p text:style-name="P6">enter ID of figure you fant to remove (you can see it in print): 3</text:p>
      <text:p text:style-name="P6">Figure with ID 3 is removed</text:p>
      <text:p text:style-name="P6">print</text:p>
      <text:p text:style-name="P6">ID: 1 <text:s text:c="2"/>Type: triangle <text:s text:c="2"/>Area: 2 <text:s text:c="15"/>Center: (0.666667; 0.666667) <text:s text:c="11"/>Dots: (0; 2), (2; 0), (0; 0)</text:p>
      <text:p text:style-name="P6">ID: 2 <text:s text:c="2"/>Type: triangle <text:s text:c="2"/>Area: 2 <text:s text:c="15"/>Center: (1.33333; 1.33333) <text:s text:c="13"/>Dots: (0; 2), (2; 0), (2; 2)</text:p>
      <text:p text:style-name="P6">ID: 4 <text:s text:c="2"/>Type: square <text:s text:c="4"/>Area: 2 <text:s text:c="15"/>Center: (1; 2) <text:s text:c="9"/>Dots: (1; 1), (0; 2), (1; 3), (2; 2)</text:p>
      <text:p text:style-name="P6">create</text:p>
      <text:p text:style-name="P6">Save current document? [Y/N]</text:p>
      <text:p text:style-name="P6">Y</text:p>
      <text:p text:style-name="P6">Enter name for savefile: save.txt</text:p>
      <text:p text:style-name="P6">Successfully saved in save.txt</text:p>
      <text:p text:style-name="P6">Enter name of new project</text:p>
      <text:p text:style-name="P6">new_document</text:p>
      <text:p text:style-name="P6">Document new_document is created</text:p>
      <text:p text:style-name="P6">load</text:p>
      <text:p text:style-name="P6">Save current document? [Y/N]</text:p>
      <text:p text:style-name="P6">N</text:p>
      <text:p text:style-name="P6">Enter name of load file</text:p>
      <text:p text:style-name="P6">save.txt</text:p>
      <text:p text:style-name="P6">Successfully loaded from save.txt</text:p>
      <text:p text:style-name="P6">print</text:p>
      <text:p text:style-name="P6">ID: 1 <text:s text:c="2"/>Type: triangle <text:s text:c="2"/>Area: 2 <text:s text:c="15"/>Center: (0.666667; 0.666667) <text:s text:c="11"/>Dots: (0; 2), (2; 0), (0; 0)</text:p>
      <text:p text:style-name="P6">ID: 2 <text:s text:c="2"/>Type: triangle <text:s text:c="2"/>Area: 2 <text:s text:c="15"/>Center: (1.33333; 1.33333) <text:s text:c="13"/>Dots: (0; 2), (2; 0), (2; 2)</text:p>
      <text:p text:style-name="P6">ID: 4 <text:s text:c="2"/>Type: square <text:s text:c="4"/>Area: 2 <text:s text:c="15"/>Center: (1; 2) <text:s text:c="9"/>Dots: (1; 1), (0; 2), (1; 3), (2; 2)</text:p>
      <text:p text:style-name="P6">quit</text:p>
      <text:p text:style-name="P6">Do you want to save before exit? [Y/N]: n</text:p>
      <text:p text:style-name="P6">anri@andrew-HP-250-G6:~/Documents/Github_repositories/OOP_lab7/build$</text:p>
      <text:p text:style-name="P6"/>
      <text:p text:style-name="P7"><text:tab/><text:span text:style-name="T4">2)</text:span></text:p>
      <text:p text:style-name="P7">create</text:p>
      <text:p text:style-name="P7">Enter name of new project</text:p>
      <text:p text:style-name="P7">undo_test</text:p>
      <text:p text:style-name="P7">Document undo_test is created</text:p>
      <text:p text:style-name="P7">add </text:p>
      <text:p text:style-name="P7">Enter type of figure (1 for triangle, 2 for square, 3 - for octagon): 2</text:p>
      <text:p text:style-name="P7">Enter square (coordinates of 2 opposite angles): 0 0 1 1</text:p>
      <text:p text:style-name="P7">Figure is added</text:p>
      <text:p text:style-name="P7">add <text:s text:c="2"/></text:p>
      <text:p text:style-name="P7">Enter type of figure (1 for triangle, 2 for square, 3 - for octagon): 2</text:p>
      <text:p text:style-name="P7">Enter square (coordinates of 2 opposite angles): 0 0 2 2</text:p>
      <text:p text:style-name="P7">Figure is added</text:p>
      <text:p text:style-name="P7">print</text:p>
      <text:p text:style-name="P7">ID: 1 <text:s text:c="2"/>Type: square <text:s text:c="4"/>Area: 1 <text:s text:c="15"/>Center: (0.5; 0.5) <text:s text:c="13"/>Dots: (1; 0), (0; 0), (0; 1), (1; 1)</text:p>
      <text:p text:style-name="P7">ID: 2 <text:s text:c="2"/>Type: square <text:s text:c="4"/>Area: 4 <text:s text:c="15"/>Center: (1; 1) <text:s text:c="9"/>Dots: (2; 0), (0; 0), (0; 2), (2; 2)</text:p>
      <text:p text:style-name="P7">undo</text:p>
      <text:p text:style-name="P7"><text:soft-page-break/>Done (hopefully)</text:p>
      <text:p text:style-name="P7">print</text:p>
      <text:p text:style-name="P7">ID: 1 <text:s text:c="2"/>Type: square <text:s text:c="4"/>Area: 1 <text:s text:c="15"/>Center: (0.5; 0.5) <text:s text:c="13"/>Dots: (1; 0), (0; 0), (0; 1), (1; 1)</text:p>
      <text:p text:style-name="P7">add 1 0 0 3 0 0 3</text:p>
      <text:p text:style-name="P7">Enter type of figure (1 for triangle, 2 for square, 3 - for octagon): Enter triangle (X, then Y for each dot): Figure is added</text:p>
      <text:p text:style-name="P7">print</text:p>
      <text:p text:style-name="P7">ID: 1 <text:s text:c="2"/>Type: square <text:s text:c="4"/>Area: 1 <text:s text:c="15"/>Center: (0.5; 0.5) <text:s text:c="13"/>Dots: (1; 0), (0; 0), (0; 1), (1; 1)</text:p>
      <text:p text:style-name="P7">ID: 3 <text:s text:c="2"/>Type: triangle <text:s text:c="2"/>Area: 4.5 <text:s text:c="13"/>Center: (1; 1) <text:s text:c="9"/>Dots: (0; 0), (3; 0), (0; 3)</text:p>
      <text:p text:style-name="P7">remove</text:p>
      <text:p text:style-name="P7">enter ID of figure you fant to remove (you can see it in print): 3</text:p>
      <text:p text:style-name="P7">Figure with ID 3 is removed</text:p>
      <text:p text:style-name="P7">print</text:p>
      <text:p text:style-name="P7">ID: 1 <text:s text:c="2"/>Type: square <text:s text:c="4"/>Area: 1 <text:s text:c="15"/>Center: (0.5; 0.5) <text:s text:c="13"/>Dots: (1; 0), (0; 0), (0; 1), (1; 1)</text:p>
      <text:p text:style-name="P7">undo</text:p>
      <text:p text:style-name="P7">Done (hopefully)</text:p>
      <text:p text:style-name="P7">print</text:p>
      <text:p text:style-name="P7">ID: 1 <text:s text:c="2"/>Type: square <text:s text:c="4"/>Area: 1 <text:s text:c="15"/>Center: (0.5; 0.5) <text:s text:c="13"/>Dots: (1; 0), (0; 0), (0; 1), (1; 1)</text:p>
      <text:p text:style-name="P7">ID: 3 <text:s text:c="2"/>Type: triangle <text:s text:c="2"/>Area: 4.5 <text:s text:c="13"/>Center: (1; 1) <text:s text:c="9"/>Dots: (0; 0), (3; 0), (0; 3)</text:p>
      <text:p text:style-name="P7">remove</text:p>
      <text:p text:style-name="P7">enter ID of figure you fant to remove (you can see it in print): 1</text:p>
      <text:p text:style-name="P7">Figure with ID 1 is removed</text:p>
      <text:p text:style-name="P7">undo</text:p>
      <text:p text:style-name="P7">Done (hopefully)</text:p>
      <text:p text:style-name="P7">print</text:p>
      <text:p text:style-name="P7">ID: 1 <text:s text:c="2"/>Type: square <text:s text:c="4"/>Area: 1 <text:s text:c="15"/>Center: (0.5; 0.5) <text:s text:c="13"/>Dots: (1; 0), (0; 0), (0; 1), (1; 1)</text:p>
      <text:p text:style-name="P7">ID: 3 <text:s text:c="2"/>Type: triangle <text:s text:c="2"/>Area: 4.5 <text:s text:c="13"/>Center: (1; 1) <text:s text:c="9"/>Dots: (0; 0), (3; 0), (0; 3)</text:p>
      <text:p text:style-name="P7">quit</text:p>
      <text:p text:style-name="P7">Do you want to save before exit? [Y/N]: n</text:p>
      <text:p text:style-name="P7">anri@andrew-HP-250-G6:~/Documents/Github_repositories/OOP_lab7/build$ </text:p>
      <text:p text:style-name="P7"/>
      <text:p text:style-name="P7"/>
      <text:p text:style-name="P24">5. Объяснение работы программы</text:p>
      <text:p text:style-name="P24"/>
      <text:p text:style-name="P15"><text:tab/></text:p>
      <text:p text:style-name="P14"/>
      <text:p text:style-name="P14"/>
      <text:p text:style-name="P25">Вывод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0:11:26.567857226</meta:creation-date>
    <dc:date>2019-12-09T01:32:01.859343164</dc:date>
    <meta:editing-duration>PT1H16M34S</meta:editing-duration>
    <meta:editing-cycles>8</meta:editing-cycles>
    <meta:generator>LibreOffice/6.0.7.3$Linux_X86_64 LibreOffice_project/00m0$Build-3</meta:generator>
    <meta:document-statistic meta:table-count="1" meta:image-count="0" meta:object-count="0" meta:page-count="19" meta:paragraph-count="761" meta:word-count="2741" meta:character-count="22989" meta:non-whitespace-character-count="17405"/>
  </office:meta>
</office:document-meta>
</file>